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2.3417in"/>
    </style:style>
    <style:style style:name="co3" style:family="table-column">
      <style:table-column-properties fo:break-before="auto" style:column-width="0.5516in"/>
    </style:style>
    <style:style style:name="co4" style:family="table-column">
      <style:table-column-properties fo:break-before="auto" style:column-width="0.5193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0.7016in"/>
    </style:style>
    <style:style style:name="co7" style:family="table-column">
      <style:table-column-properties fo:break-before="auto" style:column-width="0.42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Enlisted">
      <style:table-properties table:display="true" style:writing-mode="lr-tb"/>
    </style:style>
    <style:style style:name="ta2" style:family="table" style:master-page-name="PageStyle_5f_Warrant">
      <style:table-properties table:display="true" style:writing-mode="lr-tb"/>
    </style:style>
    <style:style style:name="ta3" style:family="table" style:master-page-name="PageStyle_5f_Officer">
      <style:table-properties table:display="true" style:writing-mode="lr-tb"/>
    </style:style>
    <style:style style:name="ta4" style:family="table" style:master-page-name="PageStyle_5f_GS_5f_Pay">
      <style:table-properties table:display="true" style:writing-mode="lr-tb"/>
    </style:style>
    <style:style style:name="ta5" style:family="table" style:master-page-name="PageStyle_5f_Buyback_5f_Calculator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style:font-name="Calibri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4">
      <style:table-cell-properties fo:background-color="#0000ee"/>
      <style:text-properties fo: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listed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5" calcext:value-type="float">
            <text:p>1785</text:p>
          </table:table-cell>
          <table:table-cell office:value-type="float" office:value="1800" calcext:value-type="float">
            <text:p>1800</text:p>
          </table:table-cell>
          <table:table-cell office:value-type="float" office:value="1825" calcext:value-type="float">
            <text:p>1825</text:p>
          </table:table-cell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office:value-type="float" office:value="2100" calcext:value-type="float">
            <text:p>2100</text:p>
          </table:table-cell>
          <table:table-cell office:value-type="float" office:value="2150" calcext:value-type="float">
            <text:p>2150</text:p>
          </table:table-cell>
          <table:table-cell office:value-type="float" office:value="2200" calcext:value-type="float">
            <text:p>2200</text:p>
          </table:table-cell>
          <table:table-cell office:value-type="float" office:value="2250" calcext:value-type="float">
            <text:p>2250</text:p>
          </table:table-cell>
          <table:table-cell office:value-type="float" office:value="2300" calcext:value-type="float">
            <text:p>2300</text:p>
          </table:table-cell>
          <table:table-cell office:value-type="float" office:value="2350" calcext:value-type="float">
            <text:p>2350</text:p>
          </table:table-cell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  <table:table-cell office:value-type="float" office:value="2500" calcext:value-type="float">
            <text:p>2500</text:p>
          </table:table-cell>
          <table:table-cell office:value-type="float" office:value="2550" calcext:value-type="float">
            <text:p>2550</text:p>
          </table:table-cell>
          <table:table-cell office:value-type="float" office:value="2600" calcext:value-type="float">
            <text:p>2600</text:p>
          </table:table-cell>
          <table:table-cell office:value-type="float" office:value="2650" calcext:value-type="float">
            <text:p>2650</text:p>
          </table:table-cell>
          <table:table-cell office:value-type="float" office:value="2700" calcext:value-type="float">
            <text:p>2700</text:p>
          </table:table-cell>
          <table:table-cell table:number-columns-repeated="163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table:number-columns-repeated="163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table:number-columns-repeated="163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table:number-columns-repeated="163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table:number-columns-repeated="163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table:number-columns-repeated="163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table:number-columns-repeated="163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table:number-columns-repeated="1636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table:number-columns-repeated="1636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rrant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table:number-columns-repeated="163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table:number-columns-repeated="163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table:number-columns-repeated="163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table:number-columns-repeated="163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table:number-columns-repeated="1636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fficer" table:style-name="ta3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table:number-columns-repeated="163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table:number-columns-repeated="163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table:number-columns-repeated="163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table:number-columns-repeated="163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table:number-columns-repeated="163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table:number-columns-repeated="163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number-columns-repeated="163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number-columns-repeated="1636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00" calcext:value-type="float">
            <text:p>101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300" calcext:value-type="float">
            <text:p>103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500" calcext:value-type="float">
            <text:p>10500</text:p>
          </table:table-cell>
          <table:table-cell table:number-columns-repeated="163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00" calcext:value-type="float">
            <text:p>101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300" calcext:value-type="float">
            <text:p>103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700" calcext:value-type="float">
            <text:p>10700</text:p>
          </table:table-cell>
          <table:table-cell office:value-type="float" office:value="10800" calcext:value-type="float">
            <text:p>10800</text:p>
          </table:table-cell>
          <table:table-cell office:value-type="float" office:value="10900" calcext:value-type="float">
            <text:p>109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100" calcext:value-type="float">
            <text:p>111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300" calcext:value-type="float">
            <text:p>113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500" calcext:value-type="float">
            <text:p>11500</text:p>
          </table:table-cell>
          <table:table-cell table:number-columns-repeated="16362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SPay" table:style-name="ta4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GS_Leve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table:number-columns-repeated="1637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uyback_Calculator" table:style-name="ta5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8" table:default-cell-style-name="Default"/>
        <table:table-row table:style-name="ro2">
          <table:table-cell table:style-name="ce1" office:value-type="string" calcext:value-type="string">
            <text:p>Input_Fields</text:p>
          </table:table-cell>
          <table:table-cell table:style-name="ce1" office:value-type="string" calcext:value-type="string">
            <text:p>Value</text:p>
          </table:table-cell>
          <table:table-cell table:number-columns-repeated="2"/>
          <table:table-cell table:style-name="ce2" office:value-type="string" calcext:value-type="string">
            <text:p>Buy Rate</text:p>
          </table:table-cell>
          <table:table-cell office:value-type="float" office:value="0.03" calcext:value-type="float">
            <text:p>0.03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Service Type (E/W/O)</text:p>
          </table:table-cell>
          <table:table-cell office:value-type="string" calcext:value-type="string">
            <text:p>W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Rank Number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Years of Service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Inbound GS Rating</text:p>
          </table:table-cell>
          <table:table-cell office:value-type="float" office:value="13" calcext:value-type="float">
            <text:p>13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alary</text:p>
          </table:table-cell>
          <table:table-cell table:style-name="ce4" table:formula="of:=INDEX([GSPay.$B$2:.$K$15]; MATCH([.B5]; [GSPay.$A$2:.$A$15]; 0); [.B6])" office:value-type="float" office:value="60000" calcext:value-type="float">
            <text:p>60000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Expected GS Rating at Retirement</text:p>
          </table:table-cell>
          <table:table-cell office:value-type="float" office:value="14" calcext:value-type="float">
            <text:p>14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Expected Step at Retireme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alary</text:p>
          </table:table-cell>
          <table:table-cell table:style-name="ce4" table:formula="of:=INDEX([GSPay.$B$2:.$K$15]; MATCH([.B7]; [GSPay.$A$2:.$A$15]; 0); [.B8])" office:value-type="float" office:value="70000" calcext:value-type="float">
            <text:p>70000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Years of Retirement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Years until Retiremen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PV</text:p>
          </table:table-cell>
          <table:table-cell table:style-name="ce5" table:formula="of:=NPV(0.03; [.B11] * (1 - (1 + 0.03)^-[.B9]) / 0.03) * (1 / (1 + 0.03)^[.B10])" office:value-type="currency" office:currency="USD" office:value="100014.748149652" calcext:value-type="currency">
            <text:p>$100,014.75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Annual Benefit Boost</text:p>
          </table:table-cell>
          <table:table-cell table:style-name="ce3" table:formula="of:= [.B4] * INDEX([GSPay.$B$2:.$K$15]; MATCH([.B7]; [GSPay.$A$2:.$A$15]; 0); [.B8]) * IF([.B9] &gt;= 62; 0.011; 0.01)" office:value-type="float" office:value="14000" calcext:value-type="float">
            <text:p>14000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One-time Benefit Cost</text:p>
          </table:table-cell>
          <table:table-cell table:style-name="ce3" table:formula="of:=VLOOKUP([.B3]; INDIRECT(IF([.B2]=&quot;E&quot;; &quot;Enlisted&quot;; IF([.B2]=&quot;W&quot;; &quot;Warrant&quot;; &quot;Officer&quot;)) &amp; &quot;!A1:Z100&quot;); [.B4]+1; 0) * 12 * [.B4] * [.$F$1]" office:value-type="float" office:value="41040" calcext:value-type="float">
            <text:p>41040</text:p>
          </table:table-cell>
          <table:table-cell table:number-columns-repeated="1638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Warrant" style:display-name="PageStyle_Warra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uyback_5f_Calculator" style:display-name="PageStyle_Buyback_Calculat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S_5f_Pay" style:display-name="PageStyle_GS_Pa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listed" style:display-name="PageStyle_Enliste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icer" style:display-name="PageStyle_Offic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0:00:59</meta:creation-date>
    <dc:date>2024-09-07T10:51:22.423227151</dc:date>
    <meta:generator>LibreOffice/7.4.7.2$Linux_X86_64 LibreOffice_project/40$Build-2</meta:generator>
    <meta:editing-duration>PT17H50M3S</meta:editing-duration>
    <meta:editing-cycles>1</meta:editing-cycles>
    <meta:document-statistic meta:table-count="5" meta:cell-count="802" meta:object-count="0"/>
    <meta:user-defined meta:name="AppVersion">12.0000</meta:user-defined>
  </office:meta>
</office:document-meta>
</file>